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paragraph-properties>
        <style:tab-stops>
          <style:tab-stop style:type="left" style:position="0.9375in"/>
        </style:tab-stops>
      </style:paragraph-properties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TableColumn39" style:family="table-column">
      <style:table-column-properties style:column-width="1.7625in" style:use-optimal-column-width="false"/>
    </style:style>
    <style:style style:name="TableColumn40" style:family="table-column">
      <style:table-column-properties style:column-width="1.784in" style:use-optimal-column-width="false"/>
    </style:style>
    <style:style style:name="TableColumn41" style:family="table-column">
      <style:table-column-properties style:column-width="1.7944in" style:use-optimal-column-width="false"/>
    </style:style>
    <style:style style:name="TableColumn42" style:family="table-column">
      <style:table-column-properties style:column-width="1.784in" style:use-optimal-column-width="false"/>
    </style:style>
    <style:style style:name="Table38" style:family="table">
      <style:table-properties style:width="7.125in" fo:margin-left="0.025in" table:align="left"/>
    </style:style>
    <style:style style:name="TableRow43" style:family="table-row">
      <style:table-row-properties style:min-row-height="0.2381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56" style:family="table-row">
      <style:table-row-properties style:min-row-height="0.4263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Standard" style:family="paragraph">
      <style:text-properties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Standard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Standard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" style:parent-style-name="Standard" style:family="paragraph">
      <style:text-properties fo:font-size="14pt" style:font-size-asian="14pt" style:font-size-complex="14pt"/>
    </style:style>
    <style:style style:name="TableRow65" style:family="table-row">
      <style:table-row-properties style:min-row-height="0.218in"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Standard" style:family="paragraph">
      <style:text-properties fo:font-size="14pt" style:font-size-asian="14pt" style:font-size-complex="14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Standard" style:family="paragraph">
      <style:text-properties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Standard" style:family="paragraph">
      <style:text-properties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" style:parent-style-name="Standard" style:family="paragraph">
      <style:text-properties fo:font-size="14pt" style:font-size-asian="14pt" style:font-size-complex="14pt"/>
    </style:style>
    <style:style style:name="TableRow74" style:family="table-row">
      <style:table-row-properties style:min-row-height="0.218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Standard" style:family="paragraph">
      <style:text-properties fo:font-size="14pt" style:font-size-asian="14pt" style:font-size-complex="14pt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Standard" style:family="paragraph">
      <style:text-properties fo:font-size="14pt" style:font-size-asian="14pt" style:font-size-complex="14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Standard" style:family="paragraph">
      <style:text-properties fo:font-size="14pt" style:font-size-asian="14pt" style:font-size-complex="14pt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TableContents" style:family="paragraph">
      <style:text-properties fo:font-size="14pt" style:font-size-asian="14pt" style:font-size-complex="14pt"/>
    </style:style>
    <style:style style:name="TableRow83" style:family="table-row">
      <style:table-row-properties style:min-row-height="0.2083in" style:use-optimal-row-height="false"/>
    </style:style>
    <style:style style:name="TableCell8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5" style:parent-style-name="Standard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7" style:parent-style-name="Standard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9" style:parent-style-name="Standard" style:family="paragraph">
      <style:text-properties fo:font-size="14pt" style:font-size-asian="14pt" style:font-size-complex="14pt"/>
    </style:style>
    <style:style style:name="TableCell90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91" style:parent-style-name="Standard" style:family="paragraph">
      <style:text-properties fo:font-size="14pt" style:font-size-asian="14pt" style:font-size-complex="14pt"/>
    </style:style>
    <style:style style:name="TableRow92" style:family="table-row">
      <style:table-row-properties style:min-row-height="0.0708in" style:use-optimal-row-height="false"/>
    </style:style>
    <style:style style:name="TableCell9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4" style:parent-style-name="Standard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6" style:parent-style-name="Standard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8" style:parent-style-name="Standard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00" style:parent-style-name="Standard" style:family="paragraph">
      <style:text-properties fo:font-size="14pt" style:font-size-asian="14pt" style:font-size-complex="14pt"/>
    </style:style>
    <style:style style:name="TableRow101" style:family="table-row">
      <style:table-row-properties style:min-row-height="0.0708in"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Standard" style:family="paragraph">
      <style:text-properties fo:font-size="14pt" style:font-size-asian="14pt" style:font-size-complex="14pt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Standard" style:family="paragraph">
      <style:text-properties fo:font-size="14pt" style:font-size-asian="14pt" style:font-size-complex="14pt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Standard" style:family="paragraph">
      <style:text-properties fo:font-size="14pt" style:font-size-asian="14pt" style:font-size-complex="14pt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Heading1" style:family="paragraph">
      <style:paragraph-properties fo:text-align="center"/>
      <style:text-properties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2" style:parent-style-name="Heading1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h text:style-name="P1" text:outline-level="1">Minutes of the Meeting:<text:s/>Auction Analysis</text:h>
      <text:h text:style-name="Heading1" text:outline-level="1">Date:<text:s/>29 Jan<text:s/>2019</text:h>
      <text:p text:style-name="Textbody"/>
      <text:p text:style-name="P2">Attendees:</text:p>
      <text:p text:style-name="P3">1.Ghane Sandip</text:p>
      <text:p text:style-name="P4">2.Kulkarni Upendra</text:p>
      <text:p text:style-name="P5">3.Katke Anjali</text:p>
      <text:p text:style-name="P6">4.Teli Madhuri</text:p>
      <text:p text:style-name="P7"/>
      <text:p text:style-name="P8">Point Discussed:</text:p>
      <text:p text:style-name="P9"/>
      <text:p text:style-name="P10">1. Plan: Create 8 week plan(includes 8 milestones)</text:p>
      <text:p text:style-name="P11">2.<text:s/>User of the System</text:p>
      <text:p text:style-name="P12"><text:tab/>1) Admin</text:p>
      <text:p text:style-name="P13"><text:tab/>2) User (include owner and analyser)</text:p>
      <text:p text:style-name="P14">3. ERD</text:p>
      <text:p text:style-name="P15"><text:tab/>1) Add Player and shortlist relationship</text:p>
      <text:p text:style-name="P16"><text:tab/>2) Remove shortlist and budget relationship</text:p>
      <text:p text:style-name="P17"><text:tab/>3) Add admin manage player list</text:p>
      <text:p text:style-name="P18">4.<text:s/>Class Diagram</text:p>
      <text:p text:style-name="P19"><text:tab/>1) Create one class for user (owner, analyser)</text:p>
      <text:p text:style-name="P20"><text:tab/>2) Remove manage_analyser()</text:p>
      <text:p text:style-name="P21"><text:tab/>3) Add view_player()</text:p>
      <text:p text:style-name="P22"><text:tab/>4) Add player_in_shortlist()</text:p>
      <text:p text:style-name="P23"><text:tab/>5) Add Playet_in_team()</text:p>
      <text:p text:style-name="P24"><text:tab/>6) Remove all functions(in player class)</text:p>
      <text:p text:style-name="P25"><text:tab/></text:p>
      <text:p text:style-name="P26">Team class:</text:p>
      <text:p text:style-name="P27"><text:tab/>1) Add modify_budget()</text:p>
      <text:p text:style-name="P28"><text:tab/>2) Remove <text:s/>previous functions</text:p>
      <text:p text:style-name="P29"><text:tab/></text:p>
      <text:p text:style-name="P30">6. Database schema</text:p>
      <text:p text:style-name="P31"><text:tab/>1) Use valid attribute name</text:p>
      <text:p text:style-name="P32"><text:tab/>2) Create separate table for player (player_records and player_field_record)</text:p>
      <text:p text:style-name="P33"/>
      <text:p text:style-name="P34"/>
      <text:p text:style-name="P35"/>
      <text:p text:style-name="P36"/>
      <text:p text:style-name="P37"><text:tab/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soft-page-break/>
            <text:p text:style-name="Standard"><text:span text:style-name="T45"><text:s/>Action items <text:s text:c="2"/></text:span><text:span text:style-name="T46"><text:s/></text:span></text:p>
          </table:table-cell>
          <table:table-cell table:style-name="TableCell47">
            <text:p text:style-name="Standard"><text:span text:style-name="T48"><text:s text:c="5"/></text:span><text:span text:style-name="T49">Owner(s) <text:s text:c="3"/></text:span></text:p>
          </table:table-cell>
          <table:table-cell table:style-name="TableCell50">
            <text:p text:style-name="Standard"><text:span text:style-name="T51"><text:s text:c="4"/></text:span><text:span text:style-name="T52"><text:s/>Deadline <text:s/></text:span><text:span text:style-name="T53"><text:s text:c="9"/></text:span></text:p>
          </table:table-cell>
          <table:table-cell table:style-name="TableCell54">
            <text:p text:style-name="P55"><text:s text:c="4"/>Status</text:p>
          </table:table-cell>
        </table:table-row>
        <table:table-row table:style-name="TableRow56">
          <table:table-cell table:style-name="TableCell57">
            <text:p text:style-name="P58">1.Changes in <text:s text:c="12"/>Documentation</text:p>
          </table:table-cell>
          <table:table-cell table:style-name="TableCell59">
            <text:p text:style-name="P60"><text:s text:c="4"/>Madhuri</text:p>
          </table:table-cell>
          <table:table-cell table:style-name="TableCell61">
            <text:p text:style-name="P62"><text:s text:c="6"/>4<text:s/>Feb <text:s text:c="7"/></text:p>
          </table:table-cell>
          <table:table-cell table:style-name="TableCell63">
            <text:p text:style-name="P64"><text:s text:c="2"/>1</text:p>
          </table:table-cell>
        </table:table-row>
        <table:table-row table:style-name="TableRow65">
          <table:table-cell table:style-name="TableCell66">
            <text:p text:style-name="P67">2.ER-Diagram <text:s text:c="4"/></text:p>
          </table:table-cell>
          <table:table-cell table:style-name="TableCell68">
            <text:p text:style-name="P69"><text:s text:c="4"/>Sandip<text:s/></text:p>
          </table:table-cell>
          <table:table-cell table:style-name="TableCell70">
            <text:p text:style-name="P71"><text:s text:c="6"/>4 Feb <text:s/></text:p>
          </table:table-cell>
          <table:table-cell table:style-name="TableCell72">
            <text:p text:style-name="P73"><text:s text:c="2"/>1</text:p>
          </table:table-cell>
        </table:table-row>
        <table:table-row table:style-name="TableRow74">
          <table:table-cell table:style-name="TableCell75">
            <text:p text:style-name="P76">3.Class Diagram</text:p>
          </table:table-cell>
          <table:table-cell table:style-name="TableCell77">
            <text:p text:style-name="P78"><text:s text:c="4"/>Anjali<text:s text:c="3"/></text:p>
          </table:table-cell>
          <table:table-cell table:style-name="TableCell79">
            <text:p text:style-name="P80"><text:s text:c="6"/>4 Feb</text:p>
          </table:table-cell>
          <table:table-cell table:style-name="TableCell81">
            <text:p text:style-name="P82"><text:s text:c="2"/>1</text:p>
          </table:table-cell>
        </table:table-row>
        <table:table-row table:style-name="TableRow83">
          <table:table-cell table:style-name="TableCell84">
            <text:p text:style-name="P85">4.Database Schema</text:p>
          </table:table-cell>
          <table:table-cell table:style-name="TableCell86">
            <text:p text:style-name="P87"><text:s text:c="4"/>Upendra<text:s text:c="2"/></text:p>
          </table:table-cell>
          <table:table-cell table:style-name="TableCell88">
            <text:p text:style-name="P89"><text:s text:c="6"/>4 Feb <text:s text:c="20"/></text:p>
          </table:table-cell>
          <table:table-cell table:style-name="TableCell90">
            <text:p text:style-name="P91"><text:s text:c="2"/>1</text:p>
          </table:table-cell>
        </table:table-row>
        <table:table-row table:style-name="TableRow92">
          <table:table-cell table:style-name="TableCell93">
            <text:p text:style-name="P94">5.Git Hub</text:p>
          </table:table-cell>
          <table:table-cell table:style-name="TableCell95">
            <text:p text:style-name="P96"><text:s text:c="5"/>Sandip</text:p>
          </table:table-cell>
          <table:table-cell table:style-name="TableCell97">
            <text:p text:style-name="P98"><text:s text:c="6"/>4 Feb</text:p>
          </table:table-cell>
          <table:table-cell table:style-name="TableCell99">
            <text:p text:style-name="P100"><text:s text:c="2"/>1</text:p>
          </table:table-cell>
        </table:table-row>
        <table:table-row table:style-name="TableRow101">
          <table:table-cell table:style-name="TableCell102">
            <text:p text:style-name="P103">6.code host on server</text:p>
          </table:table-cell>
          <table:table-cell table:style-name="TableCell104">
            <text:p text:style-name="P105"><text:s text:c="5"/>All<?opendocument cursor-position?></text:p>
          </table:table-cell>
          <table:table-cell table:style-name="TableCell106">
            <text:p text:style-name="P107"><text:s text:c="6"/>4 Feb</text:p>
          </table:table-cell>
          <table:table-cell table:style-name="TableCell108">
            <text:p text:style-name="P109"><text:s text:c="2"/>0</text:p>
          </table:table-cell>
        </table:table-row>
      </table:table>
      <text:h text:style-name="P110" text:outline-level="1"/>
      <text:p text:style-name="P111">Next Meeting on: 5/2/2019</text:p>
      <text:h text:style-name="P112" text:outline-level="1">Agenda planned for the next meeting:</text:h>
      <text:p text:style-name="P113"/>
      <text:p text:style-name="P114">1.<text:s/>Plan</text:p>
      <text:p text:style-name="P115">2. Dividing work to each group member</text:p>
      <text:p text:style-name="P116">3.<text:s/>Discussion on next task.</text:p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ndip Ghane</meta:initial-creator>
    <dc:creator>Windows User</dc:creator>
    <meta:creation-date>2019-01-31T04:27:00Z</meta:creation-date>
    <dc:date>2019-02-05T10:14:00Z</dc:date>
    <meta:template xlink:href="Normal" xlink:type="simple"/>
    <meta:editing-cycles>4</meta:editing-cycles>
    <meta:editing-duration>PT3600S</meta:editing-duration>
    <meta:document-statistic meta:page-count="2" meta:paragraph-count="2" meta:word-count="203" meta:character-count="1359" meta:row-count="9" meta:non-whitespace-character-count="1158"/>
  </office:meta>
</office:document-meta>
</file>